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35" office:value-type="string" calcext:value-type="string">
            <text:p>Exercices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93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17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distance</text:p>
          </table:table-cell>
          <table:table-cell table:style-name="ce9" table:number-columns-repeated="17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58" table:default-cell-style-name="ce81"/>
        <table:table-column table:style-name="co3" table:number-columns-repeated="8" table:default-cell-style-name="Default"/>
        <table:table-column table:style-name="co4" table:number-columns-repeated="95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table:number-columns-repeated="4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21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table:number-columns-repeated="2"/>
          <table:table-cell table:style-name="ce46" office:value-type="string" calcext:value-type="string">
            <text:p>protocole de routage (algo graphes)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21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8" calcext:value-type="date">
            <text:p>8 mars</text:p>
          </table:table-cell>
          <table:table-cell table:style-name="ce31" table:number-columns-repeated="10"/>
          <table:table-cell table:style-name="ce32" table:number-columns-repeated="40"/>
          <table:table-cell table:style-name="ce33" table:number-columns-repeated="921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1"/>
          <table:table-cell table:style-name="ce88" table:number-columns-repeated="40"/>
          <table:table-cell table:style-name="ce91" table:number-columns-repeated="921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4"/>
          <table:table-cell table:number-columns-repeated="96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4"/>
          <table:table-cell table:number-columns-repeated="967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5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7"/>
        </table:table-row>
        <table:table-row table:style-name="ro5">
          <table:table-cell table:number-columns-repeated="2"/>
          <table:table-cell table:style-name="ce57" table:number-columns-repeated="55"/>
          <table:table-cell table:number-columns-repeated="967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55"/>
          <table:table-cell table:number-columns-repeated="96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5"/>
          <table:table-cell table:number-columns-repeated="967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7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67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55"/>
          <table:table-cell table:number-columns-repeated="967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67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67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7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67"/>
        </table:table-row>
        <table:table-row table:style-name="ro5">
          <table:table-cell table:number-columns-repeated="2"/>
          <table:table-cell table:style-name="ce57" table:number-columns-repeated="55"/>
          <table:table-cell table:number-columns-repeated="967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54"/>
          <table:table-cell table:number-columns-repeated="96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5"/>
          <table:table-cell table:number-columns-repeated="967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7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7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55"/>
          <table:table-cell table:number-columns-repeated="967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7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7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7"/>
        </table:table-row>
        <table:table-row table:style-name="ro9">
          <table:table-cell table:number-columns-repeated="2"/>
          <table:table-cell table:style-name="ce57" table:number-columns-repeated="55"/>
          <table:table-cell table:number-columns-repeated="967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55"/>
          <table:table-cell table:number-columns-repeated="96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4"/>
          <table:table-cell table:number-columns-repeated="967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55"/>
          <table:table-cell table:number-columns-repeated="967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7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5"/>
          <table:table-cell table:number-columns-repeated="967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55"/>
          <table:table-cell table:number-columns-repeated="967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55"/>
          <table:table-cell table:number-columns-repeated="967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4"/>
          <table:table-cell table:number-columns-repeated="967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55"/>
          <table:table-cell table:number-columns-repeated="967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55"/>
          <table:table-cell table:number-columns-repeated="967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0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3"/>
          <table:table-cell table:number-columns-repeated="967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0"/>
          <table:table-cell table:number-columns-repeated="967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5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67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2"/>
          <table:table-cell table:number-columns-repeated="967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3"/>
          <table:table-cell table:number-columns-repeated="967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55"/>
          <table:table-cell table:number-columns-repeated="967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5"/>
          <table:table-cell table:number-columns-repeated="96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4"/>
          <table:table-cell table:number-columns-repeated="967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67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55"/>
          <table:table-cell table:number-columns-repeated="967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55"/>
          <table:table-cell table:number-columns-repeated="967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7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7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5"/>
          <table:table-cell table:number-columns-repeated="967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55"/>
          <table:table-cell table:number-columns-repeated="967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5:12:17.901435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04T18:11:45.750882308</dc:date>
    <meta:editing-duration>P149DT3H23M</meta:editing-duration>
    <meta:editing-cycles>779</meta:editing-cycles>
    <meta:generator>LibreOffice/6.1.5.2$Linux_X86_64 LibreOffice_project/10$Build-2</meta:generator>
    <meta:document-statistic meta:table-count="3" meta:cell-count="895" meta:object-count="0"/>
  </office:meta>
</office:document-meta>
</file>